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c5e4" officeooo:paragraph-rsid="001ac5e4"/>
    </style:style>
    <style:style style:name="P2" style:family="paragraph" style:parent-style-name="Standard">
      <style:text-properties officeooo:rsid="001d6113" officeooo:paragraph-rsid="001d6113"/>
    </style:style>
    <style:style style:name="P3" style:family="paragraph" style:parent-style-name="Standard">
      <style:text-properties officeooo:rsid="001d6113" officeooo:paragraph-rsid="001efd58"/>
    </style:style>
    <style:style style:name="P4" style:family="paragraph" style:parent-style-name="Standard">
      <style:text-properties officeooo:rsid="001efd58" officeooo:paragraph-rsid="001efd58"/>
    </style:style>
    <style:style style:name="T1" style:family="text">
      <style:text-properties officeooo:rsid="001d6113"/>
    </style:style>
    <style:style style:name="T2" style:family="text">
      <style:text-properties officeooo:rsid="001efd58"/>
    </style:style>
    <style:style style:name="T3" style:family="text">
      <style:text-properties officeooo:rsid="00203434"/>
    </style:style>
    <style:style style:name="T4" style:family="text">
      <style:text-properties officeooo:rsid="0020ab2b"/>
    </style:style>
    <style:style style:name="T5" style:family="text">
      <style:text-properties officeooo:rsid="00214c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D Kompetenzcheck Seite 471</text:p>
      <text:p text:style-name="P1"/>
      <text:p text:style-name="P2">Aufgabe 1</text:p>
      <text:p text:style-name="P1"/>
      <text:p text:style-name="P1"><text:tab/>a) Richtig</text:p>
      <text:p text:style-name="P1"><text:tab/>b) falsch</text:p>
      <text:p text:style-name="P1"><text:tab/>c) falsch</text:p>
      <text:p text:style-name="P1"><text:tab/>d) richtig</text:p>
      <text:p text:style-name="P1"><text:tab/>e) falsch</text:p>
      <text:p text:style-name="P1"><text:tab/>f) falsch<text:tab/></text:p>
      <text:p text:style-name="P1"/>
      <text:p text:style-name="P2">Aufgabe 3</text:p>
      <text:p text:style-name="P2"/>
      <text:p text:style-name="P2">F = 1111 E=1110 3=0011 3=0011 <text:tab/>Dual=1111 1110 0011 0011</text:p>
      <text:p text:style-name="P1"><text:tab/><text:tab/><text:tab/><text:tab/><text:tab/><text:span text:style-name="T1">Dezimal=1+2+0+0+16+32+0+0+0+512+1024+2048+4096+8192+16384+32768 =65075</text:span></text:p>
      <text:p text:style-name="P1"/>
      <text:p text:style-name="P2">D=1101 3=0011<text:tab/>Dual=1101 0011<text:tab/>Dezimal=1+2+0+0+16+0+64+128=211</text:p>
      <text:p text:style-name="P2"/>
      <text:p text:style-name="P3">F=1111 0=0000 0=0000 2=0010 <text:span text:style-name="T2">Dual=1111 0000 0000 0010 Dezimal=0+2+0+0+0+0+0+0+0+0+0+0</text:span>+4096+8192+16384+32768<text:span text:style-name="T2">=61415</text:span></text:p>
      <text:p text:style-name="P3"/>
      <text:p text:style-name="P4">Aufgabe 4</text:p>
      <text:p text:style-name="P4"/>
      <text:p text:style-name="P4">1000 <text:tab/><text:tab/><text:tab/><text:tab/>13<text:tab/><text:tab/><text:tab/><text:tab/>2189</text:p>
      <text:p text:style-name="P4">Dual:<text:tab/><text:tab/>Hexa: 3E8<text:tab/>Dual:<text:tab/><text:tab/>Hexa: D<text:tab/>Dual:<text:tab/><text:tab/><text:span text:style-name="T4">Hexa:</text:span></text:p>
      <text:p text:style-name="P4">1000%2=0<text:tab/><text:tab/><text:tab/>13%2=1<text:tab/><text:tab/><text:tab/><text:span text:style-name="T3">2189%2=1<text:tab/>88D</text:span></text:p>
      <text:p text:style-name="P4">500%2=0<text:tab/><text:tab/><text:tab/>6%2=0<text:tab/><text:tab/><text:tab/><text:tab/><text:span text:style-name="T3">1094%2=0</text:span></text:p>
      <text:p text:style-name="P4">250%2=0<text:tab/><text:tab/><text:tab/>3%2=1<text:tab/><text:tab/><text:tab/><text:tab/><text:span text:style-name="T5">547%2=1</text:span></text:p>
      <text:p text:style-name="P4">125%2=1<text:tab/><text:tab/><text:tab/>1%2=1<text:tab/><text:tab/><text:tab/><text:tab/><text:span text:style-name="T5">273%2=1</text:span></text:p>
      <text:p text:style-name="P4">62%2=0<text:tab/><text:tab/><text:tab/>1101<text:tab/><text:tab/><text:tab/><text:tab/><text:span text:style-name="T3">136%2=0</text:span></text:p>
      <text:p text:style-name="P4">31%2=1<text:tab/><text:tab/><text:tab/><text:tab/><text:tab/><text:tab/><text:tab/><text:span text:style-name="T5">68%2=0</text:span></text:p>
      <text:p text:style-name="P4">15%2=1<text:tab/><text:tab/><text:tab/><text:tab/><text:tab/><text:tab/><text:tab/><text:span text:style-name="T5">34%2=0</text:span></text:p>
      <text:p text:style-name="P4">7%2=1<text:tab/><text:tab/><text:tab/><text:tab/><text:tab/><text:tab/><text:tab/><text:tab/><text:span text:style-name="T5">17%2=1</text:span></text:p>
      <text:p text:style-name="P4">3%2=1<text:tab/><text:tab/><text:tab/><text:tab/><text:tab/><text:tab/><text:tab/><text:tab/><text:span text:style-name="T5">8%2=0</text:span></text:p>
      <text:p text:style-name="P4">1%2=1<text:tab/><text:tab/><text:tab/><text:tab/><text:tab/><text:tab/><text:tab/><text:tab/><text:span text:style-name="T5">4%2=0</text:span></text:p>
      <text:p text:style-name="P4">11 1110 1000<text:tab/><text:tab/><text:tab/><text:tab/><text:tab/><text:tab/><text:tab/><text:span text:style-name="T5">2%2=0</text:span></text:p>
      <text:p text:style-name="P4"><text:tab/><text:tab/><text:tab/><text:tab/><text:tab/><text:tab/><text:tab/><text:tab/><text:span text:style-name="T5">1%2=1</text:span></text:p>
      <text:p text:style-name="P4"><text:tab/><text:tab/><text:tab/><text:tab/><text:tab/><text:tab/><text:tab/><text:tab/><text:span text:style-name="T4">1000 1000 1101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2:03:34.785000000</meta:creation-date>
    <dc:date>2021-02-02T09:56:51.287000000</dc:date>
    <meta:editing-duration>PT43M37S</meta:editing-duration>
    <meta:editing-cycles>5</meta:editing-cycles>
    <meta:generator>LibreOffice/6.2.2.2$Windows_X86_64 LibreOffice_project/2b840030fec2aae0fd2658d8d4f9548af4e3518d</meta:generator>
    <meta:document-statistic meta:table-count="0" meta:image-count="0" meta:object-count="0" meta:page-count="1" meta:paragraph-count="29" meta:word-count="93" meta:character-count="770" meta:non-whitespace-character-count="604"/>
  </office:meta>
</office:document-meta>
</file>